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1" svg:font-family="'Hiragino Kaku Gothic Pro'" style:font-family-generic="swiss" style:font-pitch="variable"/>
    <style:font-face style:name="Hiragino Kaku Gothic Pro" svg:font-family="'Hiragino Kaku Gothic Pro'" style:font-adornments="標準" style:font-family-generic="swiss" style:font-pitch="variable"/>
    <style:font-face style:name="Hiragino Maru Gothic ProN" svg:font-family="'Hiragino Maru Gothic ProN'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6cm" fo:min-width="9.372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7.617cm" fo:min-width="7.908cm"/>
    </style:style>
    <style:style style:name="gr4" style:family="graphic" style:parent-style-name="standard">
      <style:graphic-properties draw:stroke="none" svg:stroke-color="#000000" draw:fill="none" draw:fill-color="#ffffff" fo:min-height="7.238cm"/>
    </style:style>
    <style:style style:name="gr5" style:family="graphic" style:parent-style-name="standard">
      <style:graphic-properties draw:stroke="none" svg:stroke-color="#000000" draw:fill="none" draw:fill-color="#ffffff" fo:min-height="0.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6cm" fo:min-width="0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5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1cm" fo:min-width="0cm"/>
    </style:style>
    <style:style style:name="gr12" style:family="graphic" style:parent-style-name="objectwithoutfill">
      <style:graphic-properties draw:stroke="dash" draw:stroke-dash="Dashed_20__28_var_29_" draw:fill="none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938cm" fo:min-width="3.5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77cm"/>
    </style:style>
    <style:style style:name="gr15" style:family="graphic" style:parent-style-name="standard">
      <style:graphic-properties draw:stroke="none" svg:stroke-color="#ff6666" draw:fill="none" draw:fill-color="#ffffff" fo:min-height="7.238cm"/>
    </style:style>
    <style:style style:name="gr16" style:family="graphic" style:parent-style-name="standard">
      <style:graphic-properties draw:stroke="none" svg:stroke-color="#000000" draw:fill="none" draw:fill-color="#ffffff" fo:min-height="0.736cm"/>
    </style:style>
    <style:style style:name="gr17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Hiragino Kaku Gothic Pro1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Hiragino Kaku Gothic Pro1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Hiragino Kaku Gothic Pro1"/>
    </style:style>
    <style:style style:name="P6" style:family="paragraph">
      <loext:graphic-properties draw:fill="none" draw:fill-color="#ffffff"/>
      <style:text-properties style:font-name="Hiragino Kaku Gothic Pro1" fo:font-size="18pt"/>
    </style:style>
    <style:style style:name="P7" style:family="paragraph">
      <loext:graphic-properties draw:fill="none" draw:fill-color="#ffffff"/>
      <style:text-properties style:font-name="Hiragino Kaku Gothic Pro1" style:font-name-asian="Hiragino Kaku Gothic Pro1"/>
    </style:style>
    <style:style style:name="P8" style:family="paragraph">
      <loext:graphic-properties draw:fill="none" draw:fill-color="#ffffff"/>
      <style:text-properties fo:color="#ff3366" style:font-name="Hiragino Kaku Gothic Pro1" fo:font-size="18pt"/>
    </style:style>
    <style:style style:name="P9" style:family="paragraph">
      <loext:graphic-properties draw:fill="none" draw:fill-color="#ffffff"/>
      <style:text-properties style:font-name="Hiragino Kaku Gothic Pro1" style:font-name-asian="Hiragino Kaku Gothic Pro1" style:font-size-asian="18pt"/>
    </style:style>
    <style:style style:name="P10" style:family="paragraph">
      <loext:graphic-properties draw:fill="none" draw:fill-color="#ffffff"/>
      <style:text-properties fo:color="#ff0000" style:font-name="Hiragino Kaku Gothic Pro1" fo:font-size="10pt" style:font-size-asian="10pt" style:font-size-complex="10pt"/>
    </style:style>
    <style:style style:name="P11" style:family="paragraph">
      <style:paragraph-properties fo:text-align="center"/>
      <style:text-properties style:font-name="Hiragino Kaku Gothic Pro1"/>
    </style:style>
    <style:style style:name="P12" style:family="paragraph">
      <loext:graphic-properties draw:fill="none" draw:fill-color="#ffffff"/>
      <style:text-properties style:use-window-font-color="true" style:font-name="Hiragino Kaku Gothic Pro1" fo:font-size="10pt" style:font-size-asian="10pt" style:font-size-complex="10pt"/>
    </style:style>
    <style:style style:name="P13" style:family="paragraph">
      <style:paragraph-properties fo:text-align="center"/>
      <style:text-properties style:font-name="Hiragino Kaku Gothic Pro1" fo:font-size="18pt"/>
    </style:style>
    <style:style style:name="P14" style:family="paragraph">
      <style:text-properties fo:color="#ff6666" style:font-name="Hiragino Maru Gothic ProN" style:font-name-asian="Hiragino Maru Gothic ProN"/>
    </style:style>
    <style:style style:name="P15" style:family="paragraph">
      <loext:graphic-properties draw:fill="none" draw:fill-color="#ffffff"/>
      <style:text-properties fo:color="#ff6666" style:font-name="Hiragino Maru Gothic ProN" style:font-name-asian="Hiragino Maru Gothic ProN"/>
    </style:style>
    <style:style style:name="T1" style:family="text">
      <style:text-properties style:font-name="Hiragino Kaku Gothic Pro1" fo:font-size="10pt" style:font-size-asian="10pt" style:font-size-complex="10pt"/>
    </style:style>
    <style:style style:name="T2" style:family="text">
      <style:text-properties style:font-name="Hiragino Kaku Gothic Pro1" fo:font-size="12pt" style:font-size-asian="12pt" style:font-size-complex="12pt"/>
    </style:style>
    <style:style style:name="T3" style:family="text">
      <style:text-properties style:font-name="Hiragino Kaku Gothic Pro1"/>
    </style:style>
    <style:style style:name="T4" style:family="text">
      <style:text-properties fo:color="#ff0000" style:font-name="Hiragino Kaku Gothic Pro1" fo:font-size="10pt" style:font-size-asian="10pt" style:font-size-complex="10pt"/>
    </style:style>
    <style:style style:name="T5" style:family="text">
      <style:text-properties style:font-name="Hiragino Kaku Gothic Pro1" fo:font-size="18pt"/>
    </style:style>
    <style:style style:name="T6" style:family="text">
      <style:text-properties style:font-name="Hiragino Kaku Gothic Pro1" style:font-name-asian="Hiragino Kaku Gothic Pro1"/>
    </style:style>
    <style:style style:name="T7" style:family="text">
      <style:text-properties style:use-window-font-color="true" style:font-name="Hiragino Kaku Gothic Pro1" fo:font-size="10pt" style:font-size-asian="10pt" style:font-size-complex="10pt"/>
    </style:style>
    <style:style style:name="T8" style:family="text">
      <style:text-properties fo:color="#ff3366" style:font-name="Hiragino Kaku Gothic Pro1" fo:font-size="18pt"/>
    </style:style>
    <style:style style:name="T9" style:family="text">
      <style:text-properties style:font-name="Hiragino Kaku Gothic Pro1" style:font-name-asian="Hiragino Kaku Gothic Pro1" style:font-size-asian="18pt"/>
    </style:style>
    <style:style style:name="T10" style:family="text">
      <style:text-properties fo:color="#ff6666" style:font-name="Hiragino Kaku Gothic Pro1" fo:font-size="10pt" style:font-size-asian="10pt" style:font-size-complex="10pt"/>
    </style:style>
    <style:style style:name="T11" style:family="text">
      <style:text-properties fo:color="#ff6666" style:font-name="Hiragino Maru Gothic ProN" style:font-name-asian="Hiragino Maru Gothic Pro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1&lt;/title&gt;</text:span></text:p>
            <text:p><text:span text:style-name="T1"><text:s text:c="4"/></text:span><text:span text:style-name="T1">&lt;script src="ex06-1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関数の練習</text:span><text:span text:style-name="T1">&lt;/h1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4" draw:layer="layout" svg:width="9.166cm" svg:height="0.721cm" svg:x="10.049cm" svg:y="2.072cm">
          <draw:text-box>
            <text:p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><text:span text:style-name="T3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><text:span text:style-name="T3">ex06-1.html</text:span></text:p>
          </draw:text-box>
        </draw:frame>
        <draw:frame draw:style-name="gr7" draw:text-style-name="P3" draw:layer="layout" svg:width="6.458cm" svg:height="3.516cm" svg:x="14.396cm" svg:y="10.585cm">
          <draw:text-box>
            <text:p><text:span text:style-name="T1">function sayhello() {</text:span></text:p>
            <text:p><text:span text:style-name="T1"><text:s text:c="2"/></text:span><text:span text:style-name="T1">alert('Hello, world!');</text:span></text:p>
            <text:p><text:span text:style-name="T1">}</text:span></text:p>
          </draw:text-box>
        </draw:frame>
      </draw:page>
      <draw:page draw:name="page2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1&lt;/title&gt;</text:span></text:p>
            <text:p><text:span text:style-name="T1"><text:s text:c="4"/></text:span><text:span text:style-name="T4">&lt;script src="ex06-1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関数の練習</text:span><text:span text:style-name="T1">&lt;/h1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4" draw:layer="layout" svg:width="9.166cm" svg:height="0.721cm" svg:x="10.049cm" svg:y="2.072cm">
          <draw:text-box>
            <text:p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4.498cm" svg:height="0.962cm" svg:x="13.962cm" svg:y="9.359cm">
          <draw:text-box>
            <text:p><text:span text:style-name="T5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4.498cm" svg:height="0.962cm" svg:x="3.633cm" svg:y="9.32cm">
          <draw:text-box>
            <text:p><text:span text:style-name="T5">ex06-1.html</text:span></text:p>
          </draw:text-box>
        </draw:frame>
        <draw:frame draw:style-name="gr7" draw:text-style-name="P3" draw:layer="layout" svg:width="6.458cm" svg:height="3.516cm" svg:x="14.396cm" svg:y="10.585cm">
          <draw:text-box>
            <text:p><text:span text:style-name="T1">function sayhello() {</text:span></text:p>
            <text:p><text:span text:style-name="T1"><text:s text:c="2"/></text:span><text:span text:style-name="T1">alert('Hello, world!');</text:span></text:p>
            <text:p><text:span text:style-name="T1">}</text:span></text:p>
          </draw:text-box>
        </draw:frame>
        <draw:line draw:style-name="gr8" draw:text-style-name="P2" draw:layer="layout" svg:x1="9.242cm" svg:y1="13.093cm" svg:x2="13.172cm" svg:y2="7.011cm">
          <text:p/>
        </draw:line>
        <draw:frame draw:style-name="gr9" draw:text-style-name="P7" draw:layer="layout" svg:width="8.122cm" svg:height="1.102cm" svg:x="4.285cm" svg:y="6.675cm">
          <draw:text-box>
            <text:p><text:span text:style-name="T6">スクリプトファイルの指定</text:span></text:p>
          </draw:text-box>
        </draw:frame>
      </draw:page>
      <draw:page draw:name="page3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1&lt;/title&gt;</text:span></text:p>
            <text:p><text:span text:style-name="T1"><text:s text:c="4"/></text:span><text:span text:style-name="T7">&lt;script src="ex06-1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関数の練習</text:span><text:span text:style-name="T1">&lt;/h1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4" draw:layer="layout" svg:width="9.166cm" svg:height="0.721cm" svg:x="10.049cm" svg:y="2.072cm">
          <draw:text-box>
            <text:p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><text:span text:style-name="T8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4.498cm" svg:height="0.962cm" svg:x="3.633cm" svg:y="9.32cm">
          <draw:text-box>
            <text:p><text:span text:style-name="T5">ex06-1.html</text:span></text:p>
          </draw:text-box>
        </draw:frame>
        <draw:frame draw:style-name="gr7" draw:text-style-name="P3" draw:layer="layout" svg:width="6.458cm" svg:height="3.516cm" svg:x="14.396cm" svg:y="10.585cm">
          <draw:text-box>
            <text:p><text:span text:style-name="T1">function sayhello() {</text:span></text:p>
            <text:p><text:span text:style-name="T1"><text:s text:c="2"/></text:span><text:span text:style-name="T1">alert('Hello, world!');</text:span></text:p>
            <text:p><text:span text:style-name="T1">}</text:span></text:p>
          </draw:text-box>
        </draw:frame>
        <draw:line draw:style-name="gr8" draw:text-style-name="P2" draw:layer="layout" svg:x1="9.242cm" svg:y1="13.093cm" svg:x2="13.172cm" svg:y2="7.011cm">
          <text:p/>
        </draw:line>
        <draw:frame draw:style-name="gr9" draw:text-style-name="P9" draw:layer="layout" svg:width="8.122cm" svg:height="1.102cm" svg:x="4.325cm" svg:y="6.675cm">
          <draw:text-box>
            <text:p><text:span text:style-name="T9">スクリプトファイルの指定</text:span></text:p>
          </draw:text-box>
        </draw:frame>
        <draw:line draw:style-name="gr8" draw:text-style-name="P2" draw:layer="layout" svg:x1="16.035cm" svg:y1="9.401cm" svg:x2="14.969cm" svg:y2="7.07cm">
          <text:p/>
        </draw:line>
        <draw:frame draw:style-name="gr10" draw:text-style-name="P7" draw:layer="layout" svg:width="9.716cm" svg:height="2.015cm" svg:x="16.47cm" svg:y="7.524cm">
          <draw:text-box>
            <text:p><text:span text:style-name="T6">指定されたスクリプトファイルが読み込まれる</text:span></text:p>
          </draw:text-box>
        </draw:frame>
      </draw:page>
      <draw:page draw:name="page4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1&lt;/title&gt;</text:span></text:p>
            <text:p><text:span text:style-name="T1"><text:s text:c="4"/></text:span><text:span text:style-name="T7">&lt;script src="ex06-1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関数の練習</text:span><text:span text:style-name="T1">&lt;/h1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4" draw:layer="layout" svg:width="9.166cm" svg:height="0.721cm" svg:x="10.049cm" svg:y="2.072cm">
          <draw:text-box>
            <text:p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4.498cm" svg:height="0.962cm" svg:x="13.962cm" svg:y="9.359cm">
          <draw:text-box>
            <text:p><text:span text:style-name="T5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4.498cm" svg:height="0.962cm" svg:x="3.633cm" svg:y="9.32cm">
          <draw:text-box>
            <text:p><text:span text:style-name="T5">ex06-1.html</text:span></text:p>
          </draw:text-box>
        </draw:frame>
        <draw:frame draw:style-name="gr7" draw:text-style-name="P10" draw:layer="layout" svg:width="6.458cm" svg:height="3.516cm" svg:x="14.396cm" svg:y="10.585cm">
          <draw:text-box>
            <text:p><text:span text:style-name="T4">function sayhello() {</text:span></text:p>
            <text:p><text:span text:style-name="T4"><text:s text:c="2"/></text:span><text:span text:style-name="T4">alert('Hello, world!');</text:span></text:p>
            <text:p><text:span text:style-name="T4">}</text:span></text:p>
          </draw:text-box>
        </draw:frame>
        <draw:line draw:style-name="gr8" draw:text-style-name="P2" draw:layer="layout" svg:x1="9.242cm" svg:y1="13.093cm" svg:x2="13.172cm" svg:y2="7.011cm">
          <text:p/>
        </draw:line>
        <draw:frame draw:style-name="gr9" draw:text-style-name="P9" draw:layer="layout" svg:width="8.122cm" svg:height="1.102cm" svg:x="4.028cm" svg:y="6.616cm">
          <draw:text-box>
            <text:p><text:span text:style-name="T9">スクリプトファイルの指定</text:span></text:p>
          </draw:text-box>
        </draw:frame>
        <draw:line draw:style-name="gr8" draw:text-style-name="P2" draw:layer="layout" svg:x1="16.035cm" svg:y1="9.401cm" svg:x2="14.969cm" svg:y2="7.07cm">
          <text:p/>
        </draw:line>
        <draw:frame draw:style-name="gr11" draw:text-style-name="P9" draw:layer="layout" svg:width="10.071cm" svg:height="1.953cm" svg:x="16.608cm" svg:y="7.445cm">
          <draw:text-box>
            <text:p><text:span text:style-name="T9">指定されたスクリプトファイルが読み込まれる</text:span></text:p>
          </draw:text-box>
        </draw:frame>
        <draw:line draw:style-name="gr12" draw:text-style-name="P2" draw:layer="layout" svg:x1="16.924cm" svg:y1="4.404cm" svg:x2="21.012cm" svg:y2="4.404cm">
          <text:p/>
        </draw:line>
        <draw:custom-shape draw:style-name="gr13" draw:text-style-name="P11" draw:layer="layout" svg:width="5.766cm" svg:height="1.678cm" svg:x="20.992cm" svg:y="3.555cm">
          <text:p text:style-name="P1"><text:span text:style-name="T3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677cm" svg:height="1.102cm" svg:x="22.295cm" svg:y="5.49cm">
          <draw:text-box>
            <text:p><text:span text:style-name="T6">関数の登録</text:span></text:p>
          </draw:text-box>
        </draw:frame>
      </draw:page>
      <draw:page draw:name="page5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3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1&lt;/title&gt;</text:span></text:p>
            <text:p><text:span text:style-name="T1"><text:s text:c="4"/></text:span><text:span text:style-name="T7">&lt;script src="ex06-1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0">&lt;h1&gt;</text:span><text:span text:style-name="T10">関数の練習</text:span><text:span text:style-name="T10">&lt;/h1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4" draw:layer="layout" svg:width="9.166cm" svg:height="0.721cm" svg:x="10.049cm" svg:y="2.072cm">
          <draw:text-box>
            <text:p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4.498cm" svg:height="0.962cm" svg:x="13.962cm" svg:y="9.359cm">
          <draw:text-box>
            <text:p><text:span text:style-name="T5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4.498cm" svg:height="0.962cm" svg:x="3.633cm" svg:y="9.32cm">
          <draw:text-box>
            <text:p><text:span text:style-name="T5">ex06-1.html</text:span></text:p>
          </draw:text-box>
        </draw:frame>
        <draw:frame draw:style-name="gr7" draw:text-style-name="P12" draw:layer="layout" svg:width="6.458cm" svg:height="3.516cm" svg:x="14.396cm" svg:y="10.585cm">
          <draw:text-box>
            <text:p><text:span text:style-name="T7">function sayhello() {</text:span></text:p>
            <text:p><text:span text:style-name="T7"><text:s text:c="2"/></text:span><text:span text:style-name="T7">alert('Hello, world!');</text:span></text:p>
            <text:p><text:span text:style-name="T7">}</text:span></text:p>
          </draw:text-box>
        </draw:frame>
        <draw:custom-shape draw:style-name="gr13" draw:text-style-name="P13" draw:layer="layout" svg:width="5.766cm" svg:height="1.678cm" svg:x="20.992cm" svg:y="3.555cm">
          <text:p text:style-name="P1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677cm" svg:height="1.102cm" svg:x="22.295cm" svg:y="5.49cm">
          <draw:text-box>
            <text:p><text:span text:style-name="T9">関数の登録</text:span></text:p>
          </draw:text-box>
        </draw:frame>
        <draw:frame draw:style-name="gr16" draw:text-style-name="P15" draw:layer="layout" svg:width="5.199cm" svg:height="0.986cm" svg:x="10.489cm" svg:y="3.167cm">
          <draw:text-box>
            <text:p text:style-name="P14"><text:span text:style-name="T11">関数の練習</text:span></text:p>
          </draw:text-box>
        </draw:frame>
        <draw:line draw:style-name="gr17" draw:text-style-name="P2" draw:layer="layout" svg:x1="6.185cm" svg:y1="14.791cm" svg:x2="11.504cm" svg:y2="4.3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1" svg:font-family="'Hiragino Kaku Gothic Pro'" style:font-family-generic="swiss" style:font-pitch="variable"/>
    <style:font-face style:name="Hiragino Kaku Gothic Pro" svg:font-family="'Hiragino Kaku Gothic Pro'" style:font-adornments="標準" style:font-family-generic="swiss" style:font-pitch="variable"/>
    <style:font-face style:name="Hiragino Maru Gothic ProN" svg:font-family="'Hiragino Maru Gothic ProN'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  <style:master-page style:name="Draw4ja_5f_" style:display-name="Draw4ja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MacOSX_X86_64 LibreOffice_project/37b43f919e4de5eeaca9b9755ed688758a8251fe</meta:generator>
    <meta:creation-date>2016-02-06T19:26:00.030088000</meta:creation-date>
    <meta:editing-cycles>1</meta:editing-cycles>
    <meta:editing-duration>P0D</meta:editing-duration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